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alileo" table:style-name="ta1">
        <table:shapes>
          <draw:frame draw:z-index="0" draw:style-name="gr1" draw:text-style-name="P1" svg:width="8.0362in" svg:height="3.5449in" svg:x="0.1516in" svg:y="4.3815in">
            <draw:object draw:notify-on-update-of-ranges="Galileo.B2:Galileo.B22 Galileo.H2:Galileo.H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4047in" svg:height="3.5449in" svg:x="0.3354in" svg:y="12.2031in">
            <draw:object draw:notify-on-update-of-ranges="Galileo.B2:Galileo.B22 Galileo.G2:Galileo.G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4839in" svg:height="3.5429in" svg:x="0.1264in" svg:y="8.2594in">
            <draw:object draw:notify-on-update-of-ranges="Galileo.B2:Galileo.B22 Galileo.H2:Galileo.H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\_mW\_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table:number-columns-repeated="3" office:value-type="float" office:value="413" calcext:value-type="float">
            <text:p>413</text:p>
          </table:table-cell>
          <table:table-cell table:formula="of:=MEDIAN([.C2:.E2])" office:value-type="float" office:value="413" calcext:value-type="float">
            <text:p>413</text:p>
          </table:table-cell>
          <table:table-cell office:value-type="float" office:value="129147" calcext:value-type="float">
            <text:p>129147</text:p>
          </table:table-cell>
          <table:table-cell table:formula="of:=(([.F2]/1000*6.36)/1000)/(3600/[.G2]/1000)" office:value-type="float" office:value="94.2299561" calcext:value-type="float">
            <text:p>94.2299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\_nop</text:p>
          </table:table-cell>
          <table:table-cell table:number-columns-repeated="3" office:value-type="float" office:value="411" calcext:value-type="float">
            <text:p>411</text:p>
          </table:table-cell>
          <table:table-cell table:formula="of:=MEDIAN([.C3:.E3])" office:value-type="float" office:value="411" calcext:value-type="float">
            <text:p>411</text:p>
          </table:table-cell>
          <table:table-cell office:value-type="float" office:value="145292" calcext:value-type="float">
            <text:p>145292</text:p>
          </table:table-cell>
          <table:table-cell table:formula="of:=(([.F3]/1000*6.36)/1000)/(3600/[.G3]/1000)" office:value-type="float" office:value="105.4965212" calcext:value-type="float">
            <text:p>105.4965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\_nop\_nop</text:p>
          </table:table-cell>
          <table:table-cell table:number-columns-repeated="3" office:value-type="float" office:value="410" calcext:value-type="float">
            <text:p>410</text:p>
          </table:table-cell>
          <table:table-cell table:formula="of:=MEDIAN([.C4:.E4])" office:value-type="float" office:value="410" calcext:value-type="float">
            <text:p>410</text:p>
          </table:table-cell>
          <table:table-cell office:value-type="float" office:value="161435" calcext:value-type="float">
            <text:p>161435</text:p>
          </table:table-cell>
          <table:table-cell table:formula="of:=(([.F4]/1000*6.36)/1000)/(3600/[.G4]/1000)" office:value-type="float" office:value="116.932751666667" calcext:value-type="float">
            <text:p>116.932751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l\_0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table:formula="of:=MEDIAN([.C5:.E5])" office:value-type="float" office:value="410" calcext:value-type="float">
            <text:p>410</text:p>
          </table:table-cell>
          <table:table-cell office:value-type="float" office:value="145291" calcext:value-type="float">
            <text:p>145291</text:p>
          </table:table-cell>
          <table:table-cell table:formula="of:=(([.F5]/1000*6.36)/1000)/(3600/[.G5]/1000)" office:value-type="float" office:value="105.239114333333" calcext:value-type="float">
            <text:p>105.239114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l\_32</text:p>
          </table:table-cell>
          <table:table-cell table:number-columns-repeated="3" office:value-type="float" office:value="408" calcext:value-type="float">
            <text:p>408</text:p>
          </table:table-cell>
          <table:table-cell table:formula="of:=MEDIAN([.C6:.E6])" office:value-type="float" office:value="408" calcext:value-type="float">
            <text:p>408</text:p>
          </table:table-cell>
          <table:table-cell office:value-type="float" office:value="145291" calcext:value-type="float">
            <text:p>145291</text:p>
          </table:table-cell>
          <table:table-cell table:formula="of:=(([.F6]/1000*6.36)/1000)/(3600/[.G6]/1000)" office:value-type="float" office:value="104.7257528" calcext:value-type="float">
            <text:p>104.72575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\_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table:formula="of:=MEDIAN([.C7:.E7])" office:value-type="float" office:value="411" calcext:value-type="float">
            <text:p>411</text:p>
          </table:table-cell>
          <table:table-cell office:value-type="float" office:value="145291" calcext:value-type="float">
            <text:p>145291</text:p>
          </table:table-cell>
          <table:table-cell table:formula="of:=(([.F7]/1000*6.36)/1000)/(3600/[.G7]/1000)" office:value-type="float" office:value="105.4957951" calcext:value-type="float">
            <text:p>105.49579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\_32</text:p>
          </table:table-cell>
          <table:table-cell table:number-columns-repeated="3" office:value-type="float" office:value="408" calcext:value-type="float">
            <text:p>408</text:p>
          </table:table-cell>
          <table:table-cell table:formula="of:=MEDIAN([.C8:.E8])" office:value-type="float" office:value="408" calcext:value-type="float">
            <text:p>408</text:p>
          </table:table-cell>
          <table:table-cell office:value-type="float" office:value="145291" calcext:value-type="float">
            <text:p>145291</text:p>
          </table:table-cell>
          <table:table-cell table:formula="of:=(([.F8]/1000*6.36)/1000)/(3600/[.G8]/1000)" office:value-type="float" office:value="104.7257528" calcext:value-type="float">
            <text:p>104.7257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or\_0</text:p>
          </table:table-cell>
          <table:table-cell table:number-columns-repeated="3" office:value-type="float" office:value="411" calcext:value-type="float">
            <text:p>411</text:p>
          </table:table-cell>
          <table:table-cell table:formula="of:=MEDIAN([.C9:.E9])" office:value-type="float" office:value="411" calcext:value-type="float">
            <text:p>411</text:p>
          </table:table-cell>
          <table:table-cell office:value-type="float" office:value="145291" calcext:value-type="float">
            <text:p>145291</text:p>
          </table:table-cell>
          <table:table-cell table:formula="of:=(([.F9]/1000*6.36)/1000)/(3600/[.G9]/1000)" office:value-type="float" office:value="105.4957951" calcext:value-type="float">
            <text:p>105.49579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l\_0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formula="of:=MEDIAN([.C10:.E10])" office:value-type="float" office:value="408" calcext:value-type="float">
            <text:p>408</text:p>
          </table:table-cell>
          <table:table-cell office:value-type="float" office:value="145292" calcext:value-type="float">
            <text:p>145292</text:p>
          </table:table-cell>
          <table:table-cell table:formula="of:=(([.F10]/1000*6.36)/1000)/(3600/[.G10]/1000)" office:value-type="float" office:value="104.7264736" calcext:value-type="float">
            <text:p>104.7264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c\_8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table:formula="of:=MEDIAN([.C11:.E11])" office:value-type="float" office:value="411" calcext:value-type="float">
            <text:p>411</text:p>
          </table:table-cell>
          <table:table-cell office:value-type="float" office:value="145292" calcext:value-type="float">
            <text:p>145292</text:p>
          </table:table-cell>
          <table:table-cell table:formula="of:=(([.F11]/1000*6.36)/1000)/(3600/[.G11]/1000)" office:value-type="float" office:value="105.4965212" calcext:value-type="float">
            <text:p>105.4965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or\_32</text:p>
          </table:table-cell>
          <table:table-cell table:number-columns-repeated="3" office:value-type="float" office:value="410" calcext:value-type="float">
            <text:p>410</text:p>
          </table:table-cell>
          <table:table-cell table:formula="of:=MEDIAN([.C12:.E12])" office:value-type="float" office:value="410" calcext:value-type="float">
            <text:p>410</text:p>
          </table:table-cell>
          <table:table-cell office:value-type="float" office:value="161355" calcext:value-type="float">
            <text:p>161355</text:p>
          </table:table-cell>
          <table:table-cell table:formula="of:=(([.F12]/1000*6.36)/1000)/(3600/[.G12]/1000)" office:value-type="float" office:value="116.874805" calcext:value-type="float">
            <text:p>116.8748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\_32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410" calcext:value-type="float">
            <text:p>410</text:p>
          </table:table-cell>
          <table:table-cell table:formula="of:=MEDIAN([.C13:.E13])" office:value-type="float" office:value="410" calcext:value-type="float">
            <text:p>410</text:p>
          </table:table-cell>
          <table:table-cell office:value-type="float" office:value="161434" calcext:value-type="float">
            <text:p>161434</text:p>
          </table:table-cell>
          <table:table-cell table:formula="of:=(([.F13]/1000*6.36)/1000)/(3600/[.G13]/1000)" office:value-type="float" office:value="116.932027333333" calcext:value-type="float">
            <text:p>116.932027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l\_32</text:p>
          </table:table-cell>
          <table:table-cell table:number-columns-repeated="3" office:value-type="float" office:value="411" calcext:value-type="float">
            <text:p>411</text:p>
          </table:table-cell>
          <table:table-cell table:formula="of:=MEDIAN([.C14:.E14])" office:value-type="float" office:value="411" calcext:value-type="float">
            <text:p>411</text:p>
          </table:table-cell>
          <table:table-cell office:value-type="float" office:value="161435" calcext:value-type="float">
            <text:p>161435</text:p>
          </table:table-cell>
          <table:table-cell table:formula="of:=(([.F14]/1000*6.36)/1000)/(3600/[.G14]/1000)" office:value-type="float" office:value="117.2179535" calcext:value-type="float">
            <text:p>117.21795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\_8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table:formula="of:=MEDIAN([.C15:.E15])" office:value-type="float" office:value="410" calcext:value-type="float">
            <text:p>410</text:p>
          </table:table-cell>
          <table:table-cell office:value-type="float" office:value="161435" calcext:value-type="float">
            <text:p>161435</text:p>
          </table:table-cell>
          <table:table-cell table:formula="of:=(([.F15]/1000*6.36)/1000)/(3600/[.G15]/1000)" office:value-type="float" office:value="116.932751666667" calcext:value-type="float">
            <text:p>116.932751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\_0</text:p>
          </table:table-cell>
          <table:table-cell table:number-columns-repeated="3" office:value-type="float" office:value="412" calcext:value-type="float">
            <text:p>412</text:p>
          </table:table-cell>
          <table:table-cell table:formula="of:=MEDIAN([.C16:.E16])" office:value-type="float" office:value="412" calcext:value-type="float">
            <text:p>412</text:p>
          </table:table-cell>
          <table:table-cell office:value-type="float" office:value="161436" calcext:value-type="float">
            <text:p>161436</text:p>
          </table:table-cell>
          <table:table-cell table:formula="of:=(([.F16]/1000*6.36)/1000)/(3600/[.G16]/1000)" office:value-type="float" office:value="117.5038832" calcext:value-type="float">
            <text:p>117.50388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r\_0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table:formula="of:=MEDIAN([.C17:.E17])" office:value-type="float" office:value="407" calcext:value-type="float">
            <text:p>407</text:p>
          </table:table-cell>
          <table:table-cell office:value-type="float" office:value="177578" calcext:value-type="float">
            <text:p>177578</text:p>
          </table:table-cell>
          <table:table-cell table:formula="of:=(([.F17]/1000*6.36)/1000)/(3600/[.G17]/1000)" office:value-type="float" office:value="127.684501266667" calcext:value-type="float">
            <text:p>127.6845012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r\_32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410" calcext:value-type="float">
            <text:p>410</text:p>
          </table:table-cell>
          <table:table-cell table:formula="of:=MEDIAN([.C18:.E18])" office:value-type="float" office:value="410" calcext:value-type="float">
            <text:p>410</text:p>
          </table:table-cell>
          <table:table-cell office:value-type="float" office:value="177578" calcext:value-type="float">
            <text:p>177578</text:p>
          </table:table-cell>
          <table:table-cell table:formula="of:=(([.F18]/1000*6.36)/1000)/(3600/[.G18]/1000)" office:value-type="float" office:value="128.625664666667" calcext:value-type="float">
            <text:p>128.625664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l\_0</text:p>
          </table:table-cell>
          <table:table-cell table:number-columns-repeated="3" office:value-type="float" office:value="410" calcext:value-type="float">
            <text:p>410</text:p>
          </table:table-cell>
          <table:table-cell table:formula="of:=MEDIAN([.C19:.E19])" office:value-type="float" office:value="410" calcext:value-type="float">
            <text:p>410</text:p>
          </table:table-cell>
          <table:table-cell office:value-type="float" office:value="177578" calcext:value-type="float">
            <text:p>177578</text:p>
          </table:table-cell>
          <table:table-cell table:formula="of:=(([.F19]/1000*6.36)/1000)/(3600/[.G19]/1000)" office:value-type="float" office:value="128.625664666667" calcext:value-type="float">
            <text:p>128.625664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l\_32</text:p>
          </table:table-cell>
          <table:table-cell table:number-columns-repeated="3" office:value-type="float" office:value="409" calcext:value-type="float">
            <text:p>409</text:p>
          </table:table-cell>
          <table:table-cell table:formula="of:=MEDIAN([.C20:.E20])" office:value-type="float" office:value="409" calcext:value-type="float">
            <text:p>409</text:p>
          </table:table-cell>
          <table:table-cell office:value-type="float" office:value="209866" calcext:value-type="float">
            <text:p>209866</text:p>
          </table:table-cell>
          <table:table-cell table:formula="of:=(([.F20]/1000*6.36)/1000)/(3600/[.G20]/1000)" office:value-type="float" office:value="151.642176066667" calcext:value-type="float">
            <text:p>151.6421760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ull\_0</text:p>
          </table:table-cell>
          <table:table-cell table:number-columns-repeated="3" office:value-type="float" office:value="407" calcext:value-type="float">
            <text:p>407</text:p>
          </table:table-cell>
          <table:table-cell table:formula="of:=MEDIAN([.C21:.E21])" office:value-type="float" office:value="407" calcext:value-type="float">
            <text:p>407</text:p>
          </table:table-cell>
          <table:table-cell office:value-type="float" office:value="226008" calcext:value-type="float">
            <text:p>226008</text:p>
          </table:table-cell>
          <table:table-cell table:formula="of:=(([.F21]/1000*6.36)/1000)/(3600/[.G21]/1000)" office:value-type="float" office:value="162.5072856" calcext:value-type="float">
            <text:p>162.5072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ull\_32</text:p>
          </table:table-cell>
          <table:table-cell table:number-columns-repeated="3" office:value-type="float" office:value="407" calcext:value-type="float">
            <text:p>407</text:p>
          </table:table-cell>
          <table:table-cell table:formula="of:=MEDIAN([.C22:.E22])" office:value-type="float" office:value="407" calcext:value-type="float">
            <text:p>407</text:p>
          </table:table-cell>
          <table:table-cell office:value-type="float" office:value="226008" calcext:value-type="float">
            <text:p>226008</text:p>
          </table:table-cell>
          <table:table-cell table:formula="of:=(([.F22]/1000*6.36)/1000)/(3600/[.G22]/1000)" office:value-type="float" office:value="162.5072856" calcext:value-type="float">
            <text:p>162.5072856</text:p>
          </table:table-cell>
        </table:table-row>
      </table:table>
      <table:table table:name="Raspberry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\_mW\_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_nop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_nop_nop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p_nop_nop_nop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_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_3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dd8_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dd8_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dd16_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dd16_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b_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b_3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sr_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sr_3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l_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sl_3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l_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_3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d_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d_3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_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_3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or_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or_3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Galileo.B1:Galileo.H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Riolo</meta:initial-creator>
    <meta:creation-date>2016-06-06T02:19:04.980833076</meta:creation-date>
    <dc:date>2016-06-08T12:06:57.306173258</dc:date>
    <dc:creator>Samuel Riolo</dc:creator>
    <meta:editing-duration>P2DT9H32M36S</meta:editing-duration>
    <meta:editing-cycles>10</meta:editing-cycles>
    <meta:generator>LibreOffice/4.2.8.2$Linux_X86_64 LibreOffice_project/420m0$Build-2</meta:generator>
    <meta:document-statistic meta:table-count="2" meta:cell-count="2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13cm" svg:height="9.005cm" xlink:href=".." xlink:type="simple" chart:class="chart:bar" chart:style-name="ch1">
        <chart:legend chart:legend-position="end" svg:x="18.15cm" svg:y="4.203cm" style:legend-expansion="high" chart:style-name="ch2"/>
        <chart:plot-area chart:style-name="ch3" table:cell-range-address="Galileo.B2:Galileo.B22 Galileo.H2:Galileo.H22" chart:data-source-has-labels="column" svg:x="0.408cm" svg:y="0.18cm" svg:width="17.334cm" svg:height="8.645cm">
          <chartooo:coordinate-region svg:x="1.215cm" svg:y="0.379cm" svg:width="16.527cm" svg:height="6.326cm"/>
          <chart:axis chart:dimension="x" chart:name="primary-x" chart:style-name="ch4" chartooo:axis-type="auto">
            <chartooo:date-scale/>
            <chart:categories table:cell-range-address="Galileo.B2:Galile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H2:Galileo.H2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2:Galileo.B22</svg:desc>
                </draw:g>
              </table:table-cell>
              <table:table-cell office:value-type="float" office:value="94.2299561">
                <text:p>94.2299561</text:p>
                <draw:g>
                  <svg:desc>Galileo.H2:Galileo.H22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105.4965212">
                <text:p>105.4965212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116.932751666667">
                <text:p>116.932751666667</text:p>
              </table:table-cell>
            </table:table-row>
            <table:table-row>
              <table:table-cell office:value-type="string">
                <text:p>addl\_0</text:p>
              </table:table-cell>
              <table:table-cell office:value-type="float" office:value="105.239114333333">
                <text:p>105.239114333333</text:p>
              </table:table-cell>
            </table:table-row>
            <table:table-row>
              <table:table-cell office:value-type="string">
                <text:p>addl\_32</text:p>
              </table:table-cell>
              <table:table-cell office:value-type="float" office:value="104.7257528">
                <text:p>104.7257528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105.4957951">
                <text:p>105.4957951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104.7257528">
                <text:p>104.7257528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105.4957951">
                <text:p>105.4957951</text:p>
              </table:table-cell>
            </table:table-row>
            <table:table-row>
              <table:table-cell office:value-type="string">
                <text:p>subl\_0</text:p>
              </table:table-cell>
              <table:table-cell office:value-type="float" office:value="104.7264736">
                <text:p>104.7264736</text:p>
              </table:table-cell>
            </table:table-row>
            <table:table-row>
              <table:table-cell office:value-type="string">
                <text:p>inc\_8</text:p>
              </table:table-cell>
              <table:table-cell office:value-type="float" office:value="105.4965212">
                <text:p>105.4965212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116.874805">
                <text:p>116.874805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116.932027333333">
                <text:p>116.932027333333</text:p>
              </table:table-cell>
            </table:table-row>
            <table:table-row>
              <table:table-cell office:value-type="string">
                <text:p>subl\_32</text:p>
              </table:table-cell>
              <table:table-cell office:value-type="float" office:value="117.2179535">
                <text:p>117.2179535</text:p>
              </table:table-cell>
            </table:table-row>
            <table:table-row>
              <table:table-cell office:value-type="string">
                <text:p>dec\_8</text:p>
              </table:table-cell>
              <table:table-cell office:value-type="float" office:value="116.932751666667">
                <text:p>116.932751666667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117.5038832">
                <text:p>117.5038832</text:p>
              </table:table-cell>
            </table:table-row>
            <table:table-row>
              <table:table-cell office:value-type="string">
                <text:p>shr\_0</text:p>
              </table:table-cell>
              <table:table-cell office:value-type="float" office:value="127.684501266667">
                <text:p>127.684501266667</text:p>
              </table:table-cell>
            </table:table-row>
            <table:table-row>
              <table:table-cell office:value-type="string">
                <text:p>shr\_32</text:p>
              </table:table-cell>
              <table:table-cell office:value-type="float" office:value="128.625664666667">
                <text:p>128.625664666667</text:p>
              </table:table-cell>
            </table:table-row>
            <table:table-row>
              <table:table-cell office:value-type="string">
                <text:p>shl\_0</text:p>
              </table:table-cell>
              <table:table-cell office:value-type="float" office:value="128.625664666667">
                <text:p>128.625664666667</text:p>
              </table:table-cell>
            </table:table-row>
            <table:table-row>
              <table:table-cell office:value-type="string">
                <text:p>shl\_32</text:p>
              </table:table-cell>
              <table:table-cell office:value-type="float" office:value="151.642176066667">
                <text:p>151.642176066667</text:p>
              </table:table-cell>
            </table:table-row>
            <table:table-row>
              <table:table-cell office:value-type="string">
                <text:p>imull\_0</text:p>
              </table:table-cell>
              <table:table-cell office:value-type="float" office:value="162.5072856">
                <text:p>162.5072856</text:p>
              </table:table-cell>
            </table:table-row>
            <table:table-row>
              <table:table-cell office:value-type="string">
                <text:p>imull\_32</text:p>
              </table:table-cell>
              <table:table-cell office:value-type="float" office:value="162.5072856">
                <text:p>162.5072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49cm" svg:height="9.005cm" xlink:href=".." xlink:type="simple" chart:class="chart:bar" chart:style-name="ch1">
        <chart:legend chart:legend-position="end" svg:x="19.059cm" svg:y="4.203cm" style:legend-expansion="high" chart:style-name="ch2"/>
        <chart:plot-area chart:style-name="ch3" table:cell-range-address="Galileo.B2:Galileo.B22 Galileo.G2:Galileo.G22" chart:data-source-has-labels="column" svg:x="0.426cm" svg:y="0.18cm" svg:width="18.207cm" svg:height="8.645cm">
          <chartooo:coordinate-region svg:x="1.788cm" svg:y="0.379cm" svg:width="16.845cm" svg:height="6.326cm"/>
          <chart:axis chart:dimension="x" chart:name="primary-x" chart:style-name="ch4" chartooo:axis-type="auto">
            <chartooo:date-scale/>
            <chart:categories table:cell-range-address="Galileo.B2:Galile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G2:Galileo.G2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2:Galileo.B22</svg:desc>
                </draw:g>
              </table:table-cell>
              <table:table-cell office:value-type="float" office:value="129147">
                <text:p>129147</text:p>
                <draw:g>
                  <svg:desc>Galileo.G2:Galileo.G22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145292">
                <text:p>145292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161435">
                <text:p>161435</text:p>
              </table:table-cell>
            </table:table-row>
            <table:table-row>
              <table:table-cell office:value-type="string">
                <text:p>addl\_0</text:p>
              </table:table-cell>
              <table:table-cell office:value-type="float" office:value="145291">
                <text:p>145291</text:p>
              </table:table-cell>
            </table:table-row>
            <table:table-row>
              <table:table-cell office:value-type="string">
                <text:p>addl\_32</text:p>
              </table:table-cell>
              <table:table-cell office:value-type="float" office:value="145291">
                <text:p>145291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145291">
                <text:p>145291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145291">
                <text:p>145291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145291">
                <text:p>145291</text:p>
              </table:table-cell>
            </table:table-row>
            <table:table-row>
              <table:table-cell office:value-type="string">
                <text:p>subl\_0</text:p>
              </table:table-cell>
              <table:table-cell office:value-type="float" office:value="145292">
                <text:p>145292</text:p>
              </table:table-cell>
            </table:table-row>
            <table:table-row>
              <table:table-cell office:value-type="string">
                <text:p>inc\_8</text:p>
              </table:table-cell>
              <table:table-cell office:value-type="float" office:value="145292">
                <text:p>145292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161355">
                <text:p>161355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161434">
                <text:p>161434</text:p>
              </table:table-cell>
            </table:table-row>
            <table:table-row>
              <table:table-cell office:value-type="string">
                <text:p>subl\_32</text:p>
              </table:table-cell>
              <table:table-cell office:value-type="float" office:value="161435">
                <text:p>161435</text:p>
              </table:table-cell>
            </table:table-row>
            <table:table-row>
              <table:table-cell office:value-type="string">
                <text:p>dec\_8</text:p>
              </table:table-cell>
              <table:table-cell office:value-type="float" office:value="161435">
                <text:p>161435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161436">
                <text:p>161436</text:p>
              </table:table-cell>
            </table:table-row>
            <table:table-row>
              <table:table-cell office:value-type="string">
                <text:p>shr\_0</text:p>
              </table:table-cell>
              <table:table-cell office:value-type="float" office:value="177578">
                <text:p>177578</text:p>
              </table:table-cell>
            </table:table-row>
            <table:table-row>
              <table:table-cell office:value-type="string">
                <text:p>shr\_32</text:p>
              </table:table-cell>
              <table:table-cell office:value-type="float" office:value="177578">
                <text:p>177578</text:p>
              </table:table-cell>
            </table:table-row>
            <table:table-row>
              <table:table-cell office:value-type="string">
                <text:p>shl\_0</text:p>
              </table:table-cell>
              <table:table-cell office:value-type="float" office:value="177578">
                <text:p>177578</text:p>
              </table:table-cell>
            </table:table-row>
            <table:table-row>
              <table:table-cell office:value-type="string">
                <text:p>shl\_32</text:p>
              </table:table-cell>
              <table:table-cell office:value-type="float" office:value="209866">
                <text:p>209866</text:p>
              </table:table-cell>
            </table:table-row>
            <table:table-row>
              <table:table-cell office:value-type="string">
                <text:p>imull\_0</text:p>
              </table:table-cell>
              <table:table-cell office:value-type="float" office:value="226008">
                <text:p>226008</text:p>
              </table:table-cell>
            </table:table-row>
            <table:table-row>
              <table:table-cell office:value-type="string">
                <text:p>imull\_32</text:p>
              </table:table-cell>
              <table:table-cell office:value-type="float" office:value="226008">
                <text:p>226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5cm" svg:height="9cm" xlink:href=".." xlink:type="simple" chart:class="chart:bar" chart:style-name="ch1">
        <chart:legend chart:legend-position="end" svg:x="19.287cm" svg:y="4.201cm" style:legend-expansion="high" chart:style-name="ch2"/>
        <chart:plot-area chart:style-name="ch3" table:cell-range-address="Galileo.B2:Galileo.B22 Galileo.H2:Galileo.H22" chart:data-source-has-labels="column" svg:x="0.431cm" svg:y="0.18cm" svg:width="18.425cm" svg:height="8.64cm">
          <chartooo:coordinate-region svg:x="1.238cm" svg:y="0.379cm" svg:width="17.618cm" svg:height="6.321cm"/>
          <chart:axis chart:dimension="x" chart:name="primary-x" chart:style-name="ch4" chartooo:axis-type="auto">
            <chartooo:date-scale/>
            <chart:categories table:cell-range-address="Galileo.B2:Galile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H2:Galileo.H2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2:Galileo.B22</svg:desc>
                </draw:g>
              </table:table-cell>
              <table:table-cell office:value-type="float" office:value="94.2299561">
                <text:p>94.2299561</text:p>
                <draw:g>
                  <svg:desc>Galileo.H2:Galileo.H22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105.4965212">
                <text:p>105.4965212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116.932751666667">
                <text:p>116.932751666667</text:p>
              </table:table-cell>
            </table:table-row>
            <table:table-row>
              <table:table-cell office:value-type="string">
                <text:p>addl\_0</text:p>
              </table:table-cell>
              <table:table-cell office:value-type="float" office:value="105.239114333333">
                <text:p>105.239114333333</text:p>
              </table:table-cell>
            </table:table-row>
            <table:table-row>
              <table:table-cell office:value-type="string">
                <text:p>addl\_32</text:p>
              </table:table-cell>
              <table:table-cell office:value-type="float" office:value="104.7257528">
                <text:p>104.7257528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105.4957951">
                <text:p>105.4957951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104.7257528">
                <text:p>104.7257528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105.4957951">
                <text:p>105.4957951</text:p>
              </table:table-cell>
            </table:table-row>
            <table:table-row>
              <table:table-cell office:value-type="string">
                <text:p>subl\_0</text:p>
              </table:table-cell>
              <table:table-cell office:value-type="float" office:value="104.7264736">
                <text:p>104.7264736</text:p>
              </table:table-cell>
            </table:table-row>
            <table:table-row>
              <table:table-cell office:value-type="string">
                <text:p>inc\_8</text:p>
              </table:table-cell>
              <table:table-cell office:value-type="float" office:value="105.4965212">
                <text:p>105.4965212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116.874805">
                <text:p>116.874805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116.932027333333">
                <text:p>116.932027333333</text:p>
              </table:table-cell>
            </table:table-row>
            <table:table-row>
              <table:table-cell office:value-type="string">
                <text:p>subl\_32</text:p>
              </table:table-cell>
              <table:table-cell office:value-type="float" office:value="117.2179535">
                <text:p>117.2179535</text:p>
              </table:table-cell>
            </table:table-row>
            <table:table-row>
              <table:table-cell office:value-type="string">
                <text:p>dec\_8</text:p>
              </table:table-cell>
              <table:table-cell office:value-type="float" office:value="116.932751666667">
                <text:p>116.932751666667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117.5038832">
                <text:p>117.5038832</text:p>
              </table:table-cell>
            </table:table-row>
            <table:table-row>
              <table:table-cell office:value-type="string">
                <text:p>shr\_0</text:p>
              </table:table-cell>
              <table:table-cell office:value-type="float" office:value="127.684501266667">
                <text:p>127.684501266667</text:p>
              </table:table-cell>
            </table:table-row>
            <table:table-row>
              <table:table-cell office:value-type="string">
                <text:p>shr\_32</text:p>
              </table:table-cell>
              <table:table-cell office:value-type="float" office:value="128.625664666667">
                <text:p>128.625664666667</text:p>
              </table:table-cell>
            </table:table-row>
            <table:table-row>
              <table:table-cell office:value-type="string">
                <text:p>shl\_0</text:p>
              </table:table-cell>
              <table:table-cell office:value-type="float" office:value="128.625664666667">
                <text:p>128.625664666667</text:p>
              </table:table-cell>
            </table:table-row>
            <table:table-row>
              <table:table-cell office:value-type="string">
                <text:p>shl\_32</text:p>
              </table:table-cell>
              <table:table-cell office:value-type="float" office:value="151.642176066667">
                <text:p>151.642176066667</text:p>
              </table:table-cell>
            </table:table-row>
            <table:table-row>
              <table:table-cell office:value-type="string">
                <text:p>imull\_0</text:p>
              </table:table-cell>
              <table:table-cell office:value-type="float" office:value="162.5072856">
                <text:p>162.5072856</text:p>
              </table:table-cell>
            </table:table-row>
            <table:table-row>
              <table:table-cell office:value-type="string">
                <text:p>imull\_32</text:p>
              </table:table-cell>
              <table:table-cell office:value-type="float" office:value="162.5072856">
                <text:p>162.50728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